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9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47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21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7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7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7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7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 IPv6 </text:p>
          </table:table-cell>
          <table:table-cell table:style-name="ce5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2" office:value-type="string" calcext:value-type="string">
            <text:p>Príkaz “standby” nepodporuje možnosť “ipv6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RR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RR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2" office:value-type="string" calcext:value-type="string">
            <text:p>Príkaz “glbp” nepodporuje možnosť “ipv6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4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5" table:number-columns-repeated="2"/>
          <table:table-cell table:style-name="ce2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9" office:value-type="string" calcext:value-type="string">
            <text:p>Frame Relay</text:p>
          </table:table-cell>
          <table:table-cell table:style-name="ce5" table:number-columns-repeated="3"/>
          <table:table-cell table:style-name="ce7" office:value-type="string" calcext:value-type="string">
            <text:p>Nemá sériové rozhrania, ale príkaz “frame-relay” je v globálnom konfiguračnom móde prítom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S-IS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5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9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4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7"/>
          <table:table-cell table:style-name="ce21" office:value-type="string" calcext:value-type="string">
            <text:p>Príkaz “fhrp version vrrp v3” nie je podporova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7"/>
          <table:table-cell table:style-name="ce21" office:value-type="string" calcext:value-type="string">
            <text:p>Príkaz “fhrp version vrrp v3” nie je podporova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1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5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4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4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7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9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120">
          <table:table-cell table:style-name="Default"/>
          <table:table-cell table:number-columns-repeated="1023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0:38:45.661522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1T17:38:42.467979489</dc:date>
    <meta:editing-duration>PT18H3M28S</meta:editing-duration>
    <meta:editing-cycles>89</meta:editing-cycles>
    <meta:generator>LibreOffice/6.0.0.3$Linux_X86_64 LibreOffice_project/00m0$Build-3</meta:generator>
    <meta:document-statistic meta:table-count="1" meta:cell-count="247" meta:object-count="0"/>
  </office:meta>
</office:document-meta>
</file>